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PMincho" svg:font-family="'MS PMinch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0646in" fo:margin-left="0.2965in" table:align="left"/>
    </style:style>
    <style:style style:name="Table1.A" style:family="table-column">
      <style:table-column-properties style:column-width="1.3285in"/>
    </style:style>
    <style:style style:name="Table1.B" style:family="table-column">
      <style:table-column-properties style:column-width="4.736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-asian="MS PMincho"/>
    </style:style>
    <style:style style:name="P2" style:family="paragraph" style:parent-style-name="Table_20_Contents" style:list-style-name="L1">
      <style:text-properties officeooo:paragraph-rsid="00245dae" style:font-name-asian="MS PMincho"/>
    </style:style>
    <style:style style:name="P3" style:family="paragraph" style:parent-style-name="Table_20_Contents" style:list-style-name="L1">
      <style:text-properties officeooo:paragraph-rsid="002d504b" style:font-name-asian="MS PMincho"/>
    </style:style>
    <style:style style:name="P4" style:family="paragraph" style:parent-style-name="Table_20_Contents" style:list-style-name="L2">
      <style:text-properties style:font-name-asian="MS PMincho"/>
    </style:style>
    <style:style style:name="P5" style:family="paragraph" style:parent-style-name="Table_20_Contents" style:list-style-name="L3">
      <style:text-properties style:font-name-asian="MS PMincho"/>
    </style:style>
    <style:style style:name="P6" style:family="paragraph" style:parent-style-name="Table_20_Contents" style:list-style-name="L6">
      <style:text-properties officeooo:paragraph-rsid="00245dae" style:font-name-asian="MS PMincho"/>
    </style:style>
    <style:style style:name="P7" style:family="paragraph" style:parent-style-name="Table_20_Contents" style:list-style-name="L7">
      <style:text-properties officeooo:paragraph-rsid="0029bf96" style:font-name-asian="MS PMincho"/>
    </style:style>
    <style:style style:name="P8" style:family="paragraph" style:parent-style-name="Table_20_Contents" style:list-style-name="L7">
      <style:text-properties officeooo:rsid="0029bf96" officeooo:paragraph-rsid="0029bf96" style:font-name-asian="MS PMincho"/>
    </style:style>
    <style:style style:name="T1" style:family="text">
      <style:text-properties officeooo:rsid="0029bf9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ユースケース名</text:p>
          </table:table-cell>
          <table:table-cell table:style-name="Table1.B1" office:value-type="string">
            <text:p text:style-name="P1">プロフィール情報を登録する</text:p>
          </table:table-cell>
        </table:table-row>
        <table:table-row>
          <table:table-cell table:style-name="Table1.A2" office:value-type="string">
            <text:p text:style-name="P1">アクター</text:p>
          </table:table-cell>
          <table:table-cell table:style-name="Table1.B2" office:value-type="string">
            <text:p text:style-name="P1">学生</text:p>
          </table:table-cell>
        </table:table-row>
        <table:table-row>
          <table:table-cell table:style-name="Table1.A2" office:value-type="string">
            <text:p text:style-name="P1">事前条件</text:p>
          </table:table-cell>
          <table:table-cell table:style-name="Table1.B2" office:value-type="string">
            <text:list xml:id="list8150633505201821002" text:style-name="L1">
              <text:list-item>
                <text:p text:style-name="P3">学生がログインを完了している</text:p>
              </text:list-item>
              <text:list-item>
                <text:p text:style-name="P2">研究室に配属されているかの情報の登録を完了している</text:p>
              </text:list-item>
              <text:list-item>
                <text:p text:style-name="P2">プロフィール情報登録ページを表示している</text:p>
              </text:list-item>
              <text:list-item>
                <text:p text:style-name="P2">第1から第3までの希望を選ぶプルダウンメニューを表示している</text:p>
              </text:list-item>
            </text:list>
          </table:table-cell>
        </table:table-row>
        <table:table-row>
          <table:table-cell table:style-name="Table1.A2" office:value-type="string">
            <text:p text:style-name="P1">基本系列</text:p>
          </table:table-cell>
          <table:table-cell table:style-name="Table1.B2" office:value-type="string">
            <text:list xml:id="list2961352657721689726" text:style-name="L2">
              <text:list-item>
                <text:p text:style-name="P4">アクターが研究室希望を第1から第3までを選ぶ</text:p>
              </text:list-item>
              <text:list-item>
                <text:p text:style-name="P4">アクターが「登録」ボタンを押下する</text:p>
              </text:list-item>
              <text:list-item>
                <text:p text:style-name="P4">登録した内容をプロフィール情報として更新する</text:p>
              </text:list-item>
            </text:list>
          </table:table-cell>
        </table:table-row>
        <table:table-row>
          <table:table-cell table:style-name="Table1.A2" office:value-type="string">
            <text:p text:style-name="P1">事後条件</text:p>
          </table:table-cell>
          <table:table-cell table:style-name="Table1.B2" office:value-type="string">
            <text:list xml:id="list1162032012206440054" text:style-name="L3">
              <text:list-item>
                <text:p text:style-name="P5">学生のプロフィール情報が登録されている</text:p>
              </text:list-item>
            </text:list>
          </table:table-cell>
        </table:table-row>
        <table:table-row>
          <table:table-cell table:style-name="Table1.A2" office:value-type="string">
            <text:p text:style-name="P1">説明</text:p>
          </table:table-cell>
          <table:table-cell table:style-name="Table1.B2" office:value-type="string">
            <text:list xml:id="list7166649132324829000" text:style-name="L6">
              <text:list-item>
                <text:p text:style-name="P6">プロフィール情報登録ページ</text:p>
              </text:list-item>
            </text:list>
            <text:list xml:id="list1600421450816212968" text:style-name="L7">
              <text:list-item>
                <text:p text:style-name="P8">第1から第3までの希望の登録を行う欄を21個の研究室から選べるようにプルダウンメニューで表示する</text:p>
              </text:list-item>
              <text:list-item>
                <text:p text:style-name="P7"><text:span text:style-name="T1">情報を登録するための「登録」ボタンを表示する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S PMincho" svg:font-family="'MS PMinch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9T22:11:44.870156000</meta:creation-date>
    <dc:date>2014-11-30T01:14:05.073390000</dc:date>
    <meta:editing-duration>PT1H19M45S</meta:editing-duration>
    <meta:editing-cycles>20</meta:editing-cycles>
    <meta:generator>LibreOffice/4.3.4.1$MacOSX_x86 LibreOffice_project/bc356b2f991740509f321d70e4512a6a54c5f243</meta:generator>
    <meta:document-statistic meta:table-count="1" meta:image-count="0" meta:object-count="0" meta:page-count="1" meta:paragraph-count="19" meta:word-count="302" meta:character-count="312" meta:non-whitespace-character-count="312"/>
  </office:meta>
</office:document-meta>
</file>